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quisitos</text:h>
      <text:p text:style-name="Standard"/>
      <text:list text:style-name="L1">
        <text:list-item>
          <text:p text:style-name="P1">Deve possuir uma opção de criar uma partida.</text:p>
        </text:list-item>
        <text:list-item>
          <text:p text:style-name="P1">Deve possuir uma opção de conectar partida.</text:p>
        </text:list-item>
        <text:list-item>
          <text:p text:style-name="P1">Durante a espera dos jogadores se conectrarem, deve possuir uma tela te esperando mostrando os jogadores já conectados e os que faltam a conectar.</text:p>
        </text:list-item>
        <text:list-item>
          <text:p text:style-name="P1">Na tela de jogo devem aparecer todas as cartas em jogo, as cartas dos outros jogadores ainda não jogadas de costas, e as cartas do jogador e as já jogadas à amostra.</text:p>
        </text:list-item>
        <text:list-item>
          <text:p text:style-name="P1">No ínicio de cada mão as cartas dos jogadores devem ser repostas.</text:p>
        </text:list-item>
        <text:list-item>
          <text:p text:style-name="P1">Após o jogo começar, deve haver uma forma dos jogadoers jogarem suas cartas.</text:p>
        </text:list-item>
        <text:list-item>
          <text:p text:style-name="P1">Quando um outro jogador jogar, a carta deste deve aparecer na tela do jogador.</text:p>
        </text:list-item>
        <text:list-item>
          <text:p text:style-name="P1">Durante o jogo, deve possuir uma opção de pedir truco.</text:p>
        </text:list-item>
        <text:list-item>
          <text:p text:style-name="P1">Ao ser pergutando o truco, os jogadores do time oposto devem receber uma pergunta para se responder sobre o truco.</text:p>
        </text:list-item>
        <text:list-item>
          <text:p text:style-name="P1">Quando chegar em mão de onze ou mão de ferro, a opção de pedir truco deve ser desativada.</text:p>
        </text:list-item>
        <text:list-item>
          <text:p text:style-name="P1">Durante o jogo tem que ter uma tabela mostrando a pontuação.</text:p>
        </text:list-item>
        <text:list-item>
          <text:p text:style-name="P1">Após cada fim de rodada deve-se avisar a todos os jogadores o ganhador da mesma.</text:p>
        </text:list-item>
        <text:list-item>
          <text:p text:style-name="P1">Após cada fim de mão deve-se avisar a todos os jogadores o ganhador da mesma.</text:p>
        </text:list-item>
        <text:list-item>
          <text:p text:style-name="P1">Quando o jogo terminar, tem de haver um aviso na tela mostrando o vencedo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02in" style:writing-mode="page"/>
      <style:text-properties style:use-window-font-color="true" style:font-name="Times New Roman" fo:font-size="12pt" fo:language="en" fo:country="U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iogo</meta:initial-creator>
    <meta:creation-date>2008-12-05T08:54:45</meta:creation-date>
    <dc:creator>Diogo</dc:creator>
    <dc:date>2008-12-05T09:07:28</dc:date>
    <meta:editing-cycles>7</meta:editing-cycles>
    <meta:editing-duration>PT12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216" meta:character-count="1176"/>
  </office:meta>
</office:document-meta>
</file>